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641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1.7953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3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 style:data-style-name="N130">
      <style:table-cell-properties fo:background-color="#ff0000"/>
    </style:style>
  </office:automatic-styles>
  <office:body>
    <office:spreadsheet>
      <table:table table:name="Grid 2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 table:number-columns-spanned="8" table:number-rows-spanned="1">
            <text:p>Grid 2 robots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Alg</text:p>
          </table:table-cell>
          <table:table-cell table:style-name="ce4" office:value-type="string">
            <text:p>Avg Avg G Idl</text:p>
          </table:table-cell>
          <table:table-cell table:style-name="ce4" office:value-type="string">
            <text:p>Avg StdDev G Idl</text:p>
          </table:table-cell>
          <table:table-cell table:style-name="ce2" office:value-type="string">
            <text:p>Worst Idl</text:p>
          </table:table-cell>
          <table:table-cell table:style-name="ce2" office:value-type="string">
            <text:p>Interferences</text:p>
          </table:table-cell>
          <table:table-cell table:style-name="ce2" office:value-type="string">
            <text:p>Min Visit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nterf / Time</text:p>
          </table:table-cell>
        </table:table-row>
      </table:table>
      <table:table table:name="Grid 4" table:style-name="ta1">
        <table:table-column table:style-name="co5" table:default-cell-style-name="Default"/>
        <table:table-column table:style-name="co2" table:default-cell-style-name="ce7"/>
        <table:table-column table:style-name="co3" table:default-cell-style-name="ce7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4">
          <table:table-cell table:style-name="ce1" office:value-type="string" table:number-columns-spanned="8" table:number-rows-spanned="1">
            <text:p>Grid 4 robots</text:p>
          </table:table-cell>
          <table:covered-table-cell table:style-name="ce3"/>
          <table:covered-table-cell table:style-name="ce5"/>
          <table:covered-table-cell table:number-columns-repeated="4" table:style-name="ce6"/>
          <table:covered-table-cell/>
          <table:table-cell table:number-columns-repeated="1016"/>
        </table:table-row>
        <table:table-row table:style-name="ro2">
          <table:table-cell table:style-name="ce2" office:value-type="string">
            <text:p>Alg</text:p>
          </table:table-cell>
          <table:table-cell table:style-name="ce4" office:value-type="string">
            <text:p>Avg Avg G Idl</text:p>
          </table:table-cell>
          <table:table-cell table:style-name="ce4" office:value-type="string">
            <text:p>Avg StdDev G Idl</text:p>
          </table:table-cell>
          <table:table-cell table:style-name="ce2" office:value-type="string">
            <text:p>Worst Idl</text:p>
          </table:table-cell>
          <table:table-cell table:style-name="ce2" office:value-type="string">
            <text:p>Interferences</text:p>
          </table:table-cell>
          <table:table-cell table:style-name="ce2" office:value-type="string">
            <text:p>Min Visit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nterf / Time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CR</text:p>
          </table:table-cell>
          <table:table-cell office:value-type="float" office:value="57.977801">
            <text:p>57.98</text:p>
          </table:table-cell>
          <table:table-cell office:value-type="float" office:value="40.673187">
            <text:p>40.67</text:p>
          </table:table-cell>
          <table:table-cell office:value-type="float" office:value="226.5">
            <text:p>226.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19.5">
            <text:p>819.5</text:p>
          </table:table-cell>
          <table:table-cell table:style-name="ce9" table:formula="of:=[.E3]/[.G3]*60" office:value-type="float" office:value="1.75716900549115">
            <text:p>1.757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 office:value-type="string">
            <text:p>CR</text:p>
          </table:table-cell>
          <table:table-cell office:value-type="float" office:value="57.289273">
            <text:p>57.29</text:p>
          </table:table-cell>
          <table:table-cell office:value-type="float" office:value="50.667724">
            <text:p>50.67</text:p>
          </table:table-cell>
          <table:table-cell office:value-type="float" office:value="260.8">
            <text:p>260.8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857.6">
            <text:p>857.6</text:p>
          </table:table-cell>
          <table:table-cell table:style-name="ce9" table:formula="of:=[.E4]/[.G4]*60" office:value-type="float" office:value="2.7285447761194">
            <text:p>2.729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5">
          <table:table-cell office:value-type="string">
            <text:p>CR</text:p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5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HCR</text:p>
          </table:table-cell>
          <table:table-cell office:value-type="float" office:value="63.461916">
            <text:p>63.46</text:p>
          </table:table-cell>
          <table:table-cell office:value-type="float" office:value="43.227771">
            <text:p>43.23</text:p>
          </table:table-cell>
          <table:table-cell office:value-type="float" office:value="227.8">
            <text:p>227.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942.6">
            <text:p>942.6</text:p>
          </table:table-cell>
          <table:table-cell table:style-name="ce9" table:formula="of:=[.E7]/[.G7]*60" office:value-type="float" office:value="2.80076384468491">
            <text:p>2.801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 office:value-type="string">
            <text:p>HCR</text:p>
          </table:table-cell>
          <table:table-cell office:value-type="float" office:value="69.076278">
            <text:p>69.08</text:p>
          </table:table-cell>
          <table:table-cell office:value-type="float" office:value="46.088647">
            <text:p>46.09</text:p>
          </table:table-cell>
          <table:table-cell office:value-type="float" office:value="262.1">
            <text:p>262.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996.1">
            <text:p>996.1</text:p>
          </table:table-cell>
          <table:table-cell table:style-name="ce9" table:formula="of:=[.E8]/[.G8]*60" office:value-type="float" office:value="2.10822206605762">
            <text:p>2.108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 office:value-type="string">
            <text:p>HCR</text:p>
          </table:table-cell>
          <table:table-cell office:value-type="float" office:value="57.701617">
            <text:p>57.70</text:p>
          </table:table-cell>
          <table:table-cell office:value-type="float" office:value="48.634937">
            <text:p>48.63</text:p>
          </table:table-cell>
          <table:table-cell office:value-type="float" office:value="250.2">
            <text:p>250.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874.8">
            <text:p>874.8</text:p>
          </table:table-cell>
          <table:table-cell table:style-name="ce9" table:formula="of:=[.E9]/[.G9]*60" office:value-type="float" office:value="2.88065843621399">
            <text:p>2.881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HPCC</text:p>
          </table:table-cell>
          <table:table-cell office:value-type="float" office:value="55.553724">
            <text:p>55.55</text:p>
          </table:table-cell>
          <table:table-cell office:value-type="float" office:value="39.082504">
            <text:p>39.08</text:p>
          </table:table-cell>
          <table:table-cell office:value-type="float" office:value="204.5">
            <text:p>204.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26.3">
            <text:p>826.3</text:p>
          </table:table-cell>
          <table:table-cell table:style-name="ce9" table:formula="of:=[.E11]/[.G11]*60" office:value-type="float" office:value="1.2344184920731">
            <text:p>1.234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 office:value-type="string">
            <text:p>HPCC</text:p>
          </table:table-cell>
          <table:table-cell office:value-type="float" office:value="58.173">
            <text:p>58.17</text:p>
          </table:table-cell>
          <table:table-cell office:value-type="float" office:value="41.615794">
            <text:p>41.62</text:p>
          </table:table-cell>
          <table:table-cell office:value-type="float" office:value="217.2">
            <text:p>217.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52.4">
            <text:p>852.4</text:p>
          </table:table-cell>
          <table:table-cell table:style-name="ce9" table:formula="of:=[.E12]/[.G12]*60" office:value-type="float" office:value="2.25246363209761">
            <text:p>2.252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5">
          <table:table-cell office:value-type="string">
            <text:p>HPCC</text:p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5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CGG</text:p>
          </table:table-cell>
          <table:table-cell office:value-type="float" office:value="65.95385">
            <text:p>65.95</text:p>
          </table:table-cell>
          <table:table-cell office:value-type="float" office:value="78.25708">
            <text:p>78.26</text:p>
          </table:table-cell>
          <table:table-cell office:value-type="float" office:value="346.4">
            <text:p>346.4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1470.4">
            <text:p>1470.4</text:p>
          </table:table-cell>
          <table:table-cell table:style-name="ce9" table:formula="of:=[.E15]/[.G15]*60" office:value-type="float" office:value="2.52992383025027">
            <text:p>2.530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 office:value-type="string">
            <text:p>CGG</text:p>
          </table:table-cell>
          <table:table-cell office:value-type="float" office:value="66.969173">
            <text:p>66.97</text:p>
          </table:table-cell>
          <table:table-cell office:value-type="float" office:value="65.344772">
            <text:p>65.34</text:p>
          </table:table-cell>
          <table:table-cell office:value-type="float" office:value="297.3">
            <text:p>297.3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470.8">
            <text:p>1470.8</text:p>
          </table:table-cell>
          <table:table-cell table:style-name="ce9" table:formula="of:=[.E16]/[.G16]*60" office:value-type="float" office:value="2.44764753875442">
            <text:p>2.448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5" table:number-rows-repeated="2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MSP</text:p>
          </table:table-cell>
          <table:table-cell office:value-type="float" office:value="63.076767">
            <text:p>63.08</text:p>
          </table:table-cell>
          <table:table-cell office:value-type="float" office:value="30.522158">
            <text:p>30.52</text:p>
          </table:table-cell>
          <table:table-cell office:value-type="float" office:value="180.6">
            <text:p>180.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02.4">
            <text:p>1602.4</text:p>
          </table:table-cell>
          <table:table-cell table:style-name="ce9" table:formula="of:=[.E19]/[.G19]*60" office:value-type="float" office:value="1.01098352471293">
            <text:p>1.011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.742419">
            <text:p>64.74</text:p>
          </table:table-cell>
          <table:table-cell office:value-type="float" office:value="32.373258">
            <text:p>32.37</text:p>
          </table:table-cell>
          <table:table-cell office:value-type="float" office:value="225.4">
            <text:p>225.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601.6">
            <text:p>1601.6</text:p>
          </table:table-cell>
          <table:table-cell table:style-name="ce9" table:formula="of:=[.E20]/[.G20]*60" office:value-type="float" office:value="1.16133866133866">
            <text:p>1.161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3" table:number-rows-repeated="2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GBS</text:p>
          </table:table-cell>
          <table:table-cell office:value-type="float" office:value="59.208338">
            <text:p>59.21</text:p>
          </table:table-cell>
          <table:table-cell office:value-type="float" office:value="45.697375">
            <text:p>45.70</text:p>
          </table:table-cell>
          <table:table-cell office:value-type="float" office:value="249">
            <text:p>249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874.6">
            <text:p>874.6</text:p>
          </table:table-cell>
          <table:table-cell table:style-name="ce9" table:formula="of:=[.E23]/[.G23]*60" office:value-type="float" office:value="5.28241481820261">
            <text:p>5.282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.52466">
            <text:p>60.52</text:p>
          </table:table-cell>
          <table:table-cell office:value-type="float" office:value="42.257377">
            <text:p>42.26</text:p>
          </table:table-cell>
          <table:table-cell office:value-type="float" office:value="195.2">
            <text:p>195.2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style-name="ce8" office:value-type="float" office:value="1064.6">
            <text:p>1064.6</text:p>
          </table:table-cell>
          <table:table-cell table:style-name="ce9" table:formula="of:=[.E24]/[.G24]*60" office:value-type="float" office:value="3.21247416870186">
            <text:p>3.212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59.869301">
            <text:p>59.87</text:p>
          </table:table-cell>
          <table:table-cell office:value-type="float" office:value="44.726698">
            <text:p>44.73</text:p>
          </table:table-cell>
          <table:table-cell office:value-type="float" office:value="207.4">
            <text:p>207.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196.4">
            <text:p>1196.4</text:p>
          </table:table-cell>
          <table:table-cell table:style-name="ce9" table:formula="of:=[.E25]/[.G25]*60" office:value-type="float" office:value="3.91173520561685">
            <text:p>3.912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9"/>
          <table:table-cell table:number-columns-repeated="1016"/>
        </table:table-row>
        <table:table-row table:style-name="ro2">
          <table:table-cell office:value-type="string">
            <text:p>SEBS</text:p>
          </table:table-cell>
          <table:table-cell office:value-type="float" office:value="55.505342">
            <text:p>55.51</text:p>
          </table:table-cell>
          <table:table-cell office:value-type="float" office:value="39.519439">
            <text:p>39.52</text:p>
          </table:table-cell>
          <table:table-cell office:value-type="float" office:value="170.5">
            <text:p>170.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43.8">
            <text:p>843.8</text:p>
          </table:table-cell>
          <table:table-cell table:style-name="ce9" table:formula="of:=[.E27]/[.G27]*60" office:value-type="float" office:value="0.213320692107134">
            <text:p>0.213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6.478129">
            <text:p>56.48</text:p>
          </table:table-cell>
          <table:table-cell office:value-type="float" office:value="40.840598">
            <text:p>40.84</text:p>
          </table:table-cell>
          <table:table-cell office:value-type="float" office:value="283.3">
            <text:p>283.3</text:p>
          </table:table-cell>
          <table:table-cell table:number-columns-repeated="2" office:value-type="float" office:value="10">
            <text:p>10</text:p>
          </table:table-cell>
          <table:table-cell office:value-type="float" office:value="879.3">
            <text:p>879.3</text:p>
          </table:table-cell>
          <table:table-cell table:style-name="ce9" table:formula="of:=[.E28]/[.G28]*60" office:value-type="float" office:value="0.682360968952576">
            <text:p>0.682</text:p>
          </table:table-cell>
          <table:table-cell table:style-name="ce11" office:value-type="string">
            <text:p>old move_base params</text:p>
          </table:table-cell>
          <table:table-cell table:number-columns-repeated="1015"/>
        </table:table-row>
        <table:table-row table:style-name="ro3" table:number-rows-repeated="4">
          <table:table-cell table:number-columns-repeated="7"/>
          <table:table-cell table:style-name="ce9"/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id 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8" table:default-cell-style-name="Default"/>
        <table:table-row table:style-name="ro6">
          <table:table-cell table:style-name="ce1" office:value-type="string" table:number-columns-spanned="8" table:number-rows-spanned="1">
            <text:p>Grid 8 robots</text:p>
          </table:table-cell>
          <table:covered-table-cell table:style-name="ce3"/>
          <table:covered-table-cell table:style-name="ce5"/>
          <table:covered-table-cell table:number-columns-repeated="4" table:style-name="ce6"/>
          <table:covered-table-cell table:style-name="Default"/>
          <table:table-cell/>
        </table:table-row>
        <table:table-row table:style-name="ro2">
          <table:table-cell table:style-name="ce2" office:value-type="string">
            <text:p>Alg</text:p>
          </table:table-cell>
          <table:table-cell table:style-name="ce4" office:value-type="string">
            <text:p>Avg Avg G Idl</text:p>
          </table:table-cell>
          <table:table-cell table:style-name="ce4" office:value-type="string">
            <text:p>Avg StdDev G Idl</text:p>
          </table:table-cell>
          <table:table-cell table:style-name="ce2" office:value-type="string">
            <text:p>Worst Idl</text:p>
          </table:table-cell>
          <table:table-cell table:style-name="ce2" office:value-type="string">
            <text:p>Interferences</text:p>
          </table:table-cell>
          <table:table-cell table:style-name="ce2" office:value-type="string">
            <text:p>Min Visit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nterf / Time</text:p>
          </table:table-cell>
          <table:table-cell/>
        </table:table-row>
        <table:table-row table:style-name="ro2">
          <table:table-cell table:style-name="ce11" office:value-type="string">
            <text:p>CR</text:p>
          </table:table-cell>
          <table:table-cell table:style-name="ce11" office:value-type="float" office:value="34.677236">
            <text:p>34.677236</text:p>
          </table:table-cell>
          <table:table-cell table:style-name="ce11" office:value-type="float" office:value="27.589676">
            <text:p>27.589676</text:p>
          </table:table-cell>
          <table:table-cell table:style-name="ce11" office:value-type="float" office:value="207.7">
            <text:p>207.7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612.4">
            <text:p>612.4</text:p>
          </table:table-cell>
          <table:table-cell table:style-name="ce12" table:formula="of:=[.E3]/[.G3]*60" office:value-type="float" office:value="9.89549314173743">
            <text:p>9.895</text:p>
          </table:table-cell>
          <table:table-cell table:style-name="ce11" office:value-type="string">
            <text:p>old move_base params</text:p>
          </table:table-cell>
        </table:table-row>
        <table:table-row table:style-name="ro5">
          <table:table-cell office:value-type="string">
            <text:p>CR</text:p>
          </table:table-cell>
          <table:table-cell office:value-type="float" office:value="29.335003">
            <text:p>29.335003</text:p>
          </table:table-cell>
          <table:table-cell office:value-type="float" office:value="22.726128">
            <text:p>22.726128</text:p>
          </table:table-cell>
          <table:table-cell office:value-type="float" office:value="128.5">
            <text:p>128.5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531.7">
            <text:p>531.7</text:p>
          </table:table-cell>
          <table:table-cell table:formula="of:=[.E4]/[.G4]*60" office:value-type="float" office:value="11.1717133722024">
            <text:p>11.172</text:p>
          </table:table-cell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5">
          <table:table-cell office:value-type="string">
            <text:p>HCR</text:p>
          </table:table-cell>
          <table:table-cell office:value-type="float" office:value="31.884403">
            <text:p>31.884403</text:p>
          </table:table-cell>
          <table:table-cell office:value-type="float" office:value="27.543204">
            <text:p>27.543204</text:p>
          </table:table-cell>
          <table:table-cell office:value-type="float" office:value="192.7">
            <text:p>192.7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579.3">
            <text:p>579.3</text:p>
          </table:table-cell>
          <table:table-cell table:formula="of:=[.E6]/[.G6]*60" office:value-type="float" office:value="10.8751941998964">
            <text:p>10.875</text:p>
          </table:table-cell>
          <table:table-cell/>
        </table:table-row>
        <table:table-row table:style-name="ro3" table:number-rows-repeated="2">
          <table:table-cell table:number-columns-repeated="7"/>
          <table:table-cell table:style-name="Default"/>
          <table:table-cell/>
        </table:table-row>
        <table:table-row table:style-name="ro5">
          <table:table-cell office:value-type="string">
            <text:p>HPCC</text:p>
          </table:table-cell>
          <table:table-cell office:value-type="float" office:value="28.489296">
            <text:p>28.489296</text:p>
          </table:table-cell>
          <table:table-cell office:value-type="float" office:value="22.476735">
            <text:p>22.476735</text:p>
          </table:table-cell>
          <table:table-cell office:value-type="float" office:value="121.6">
            <text:p>121.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425.7">
            <text:p>425.7</text:p>
          </table:table-cell>
          <table:table-cell table:formula="of:=[.E9]/[.G9]*60" office:value-type="float" office:value="10.2889358703312">
            <text:p>10.2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3:59:39</meta:creation-date>
    <dc:date>2014-04-24T11:30:06</dc:date>
    <meta:editing-duration>PT5H32M16S</meta:editing-duration>
    <meta:editing-cycles>11</meta:editing-cycles>
    <meta:generator>LibreOffice/3.5$Linux_X86_64 LibreOffice_project/350m1$Build-2</meta:generator>
    <meta:document-statistic meta:table-count="3" meta:cell-count="201" meta:object-count="0"/>
  </office:meta>
</office:document-meta>
</file>